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style:text-autospace="non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>
      <style:paragraph-properties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 style:list-style-name="L1">
      <style:paragraph-properties style:text-autospace="none"/>
      <style:text-properties style:font-name="Times New Roman" fo:font-size="17pt" style:font-name-asian="TimesNewRomanPSMT" style:font-size-asian="17pt" style:font-name-complex="TimesNewRomanPSMT" style:font-size-complex="17pt"/>
    </style:style>
    <style:style style:name="P7" style:family="paragraph" style:parent-style-name="Standard" style:list-style-name="L1">
      <style:paragraph-properties style:text-autospace="none"/>
      <style:text-properties style:font-name="Times New Roman" fo:font-size="25pt" style:font-name-asian="TimesNewRomanPSMT" style:font-size-asian="25pt" style:font-name-complex="TimesNewRomanPSMT" style:font-size-complex="25pt"/>
    </style:style>
    <style:style style:name="T1" style:family="text">
      <style:text-properties style:font-name="Times New Roman" fo:font-size="25pt" style:font-name-asian="TimesNewRomanPSMT" style:font-size-asian="25pt" style:font-name-complex="TimesNewRomanPSMT" style:font-size-complex="25pt"/>
    </style:style>
    <style:style style:name="T2" style:family="text">
      <style:text-properties fo:background-color="#0000ff"/>
    </style:style>
    <style:style style:name="T3" style:family="text">
      <style:text-properties fo:background-color="#00ffff"/>
    </style:style>
    <style:style style:name="T4" style:family="text">
      <style:text-properties fo:background-color="#ffff00"/>
    </style:style>
    <style:style style:name="T5" style:family="text">
      <style:text-properties fo:background-color="#ff6600"/>
    </style:style>
    <style:style style:name="T6" style:family="text">
      <style:text-properties fo:background-color="#009900"/>
    </style:style>
    <style:style style:name="T7" style:family="text">
      <style:text-properties fo:background-color="#000000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5pt" style:font-size-asian="25pt" style:font-size-complex="2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n of the second report :</text:p>
      <text:p text:style-name="P2"/>
      <text:p text:style-name="P4">The next report will be composed of the global Architecture for our Software, diagrams</text:p>
      <text:p text:style-name="P4">describing it, sofware we will use with reasons. This will be the basic structure of our</text:p>
      <text:p text:style-name="P4">program. We will go deeper in this Architecture in the December report, so we need to stay</text:p>
      <text:p text:style-name="P4">general (No UML). If we have time, we will be able to compare mutexes, parallelizations, strategies.</text:p>
      <text:p text:style-name="P5"/>
      <text:p text:style-name="P5"/>
      <text:p text:style-name="P5">Plan of the second report (specifications report) :</text:p>
      <text:list xml:id="list4398517765677269495" text:style-name="L1">
        <text:list-header>
          <text:p text:style-name="P6"><text:span text:style-name="T9">Abstract</text:span> (<text:span text:style-name="T2">Prateek</text:span>)</text:p>
          <text:p text:style-name="P6"/>
        </text:list-header>
        <text:list-item>
          <text:p text:style-name="P6"><text:span text:style-name="T9">Introduction</text:span> (<text:span text:style-name="T3">Dan</text:span>)</text:p>
          <text:p text:style-name="P6"/>
        </text:list-item>
        <text:list-item>
          <text:p text:style-name="P6"><text:span text:style-name="T9">General architecture</text:span> (<text:span text:style-name="T6">Gabriel</text:span> review)</text:p>
          <text:list>
            <text:list-item>
              <text:p text:style-name="P6">Behaviour of the game (<text:span text:style-name="T6">Gabriel</text:span>) with Use Case Diagram</text:p>
            </text:list-item>
            <text:list-item>
              <text:p text:style-name="P6">API: User Interface (<text:span text:style-name="T2">Prateek</text:span>)</text:p>
            </text:list-item>
            <text:list-item>
              <text:p text:style-name="P6">I/O (<text:span text:style-name="T3">Dan</text:span>)</text:p>
              <text:p text:style-name="P6"/>
            </text:list-item>
          </text:list>
        </text:list-item>
        <text:list-item>
          <text:p text:style-name="P1"><text:span text:style-name="T1">Methods</text:span></text:p>
          <text:list>
            <text:list-item>
              <text:p text:style-name="P6">Parallelization Method (<text:span text:style-name="T4">Mikail</text:span>)</text:p>
            </text:list-item>
            <text:list-item>
              <text:p text:style-name="P6">MCTS (<text:span text:style-name="T5">Benoit</text:span>)</text:p>
              <text:p text:style-name="P6"/>
            </text:list-item>
          </text:list>
        </text:list-item>
        <text:list-item>
          <text:p text:style-name="P7">Software solutions</text:p>
          <text:list>
            <text:list-item>
              <text:p text:style-name="P6">OpenMP (<text:span text:style-name="T5">Benoit</text:span> and <text:span text:style-name="T7">Baptiste</text:span>)</text:p>
            </text:list-item>
            <text:list-item>
              <text:p text:style-name="P6">OpenACC (<text:span text:style-name="T7">Baptiste</text:span>)</text:p>
            </text:list-item>
            <text:list-item>
              <text:p text:style-name="P6">MPI (<text:span text:style-name="T4">Mikail</text:span>)</text:p>
              <text:p text:style-name="P6"/>
            </text:list-item>
          </text:list>
        </text:list-item>
        <text:list-item>
          <text:p text:style-name="P6"><text:span text:style-name="T9">Conclusion </text:span>(<text:span text:style-name="T6">Gabriel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58S</meta:editing-duration>
    <meta:editing-cycles>46</meta:editing-cycles>
    <meta:generator>OpenOffice/4.1.1$Win32 OpenOffice.org_project/411m6$Build-9775</meta:generator>
    <dc:date>2014-11-05T22:33:17.01</dc:date>
    <dc:creator>Dan </dc:creator>
    <meta:document-statistic meta:table-count="0" meta:image-count="0" meta:object-count="0" meta:page-count="1" meta:paragraph-count="20" meta:word-count="131" meta:character-count="779"/>
    <meta:user-defined meta:name="Info 1"/>
    <meta:user-defined meta:name="Info 2"/>
    <meta:user-defined meta:name="Info 3"/>
    <meta:user-defined meta:name="Info 4"/>
  </office:meta>
</office:document-meta>
</file>